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ResolverWrapper.EntityResolv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tityResolverWrapper.EntityResolverWrapper( 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ResolverWrapper.resolveEntity( XMLResourceIdentifier resourceIdentifi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EntityResolverWrapper.setEntityResolver( 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ResolverWrapp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